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_08_2014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imulatorSettings amount memory consumpt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N</text:p>
          </table:table-cell>
          <table:table-cell office:value-type="string">
            <text:p>Memory</text:p>
          </table:table-cell>
          <table:table-cell table:style-name="Default" office:value-type="string">
            <text:p>Time</text:p>
          </table:table-cell>
          <table:table-cell table:number-columns-repeated="4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50">
            <text:p>350</text:p>
          </table:table-cell>
          <table:table-cell office:value-type="float" office:value="1.570577116">
            <text:p>1.570577116</text:p>
          </table:table-cell>
          <table:table-cell table:number-columns-repeated="4"/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681">
            <text:p>681</text:p>
          </table:table-cell>
          <table:table-cell office:value-type="float" office:value="2.691232279">
            <text:p>2.691232279</text:p>
          </table:table-cell>
          <table:table-cell table:number-columns-repeated="4"/>
        </table:table-row>
        <table:table-row table:style-name="ro2">
          <table:table-cell office:value-type="float" office:value="300000">
            <text:p>300000</text:p>
          </table:table-cell>
          <table:table-cell office:value-type="float" office:value="939">
            <text:p>939</text:p>
          </table:table-cell>
          <table:table-cell office:value-type="float" office:value="3.841024226">
            <text:p>3.841024226</text:p>
          </table:table-cell>
          <table:table-cell table:number-columns-repeated="4"/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1185">
            <text:p>1185</text:p>
          </table:table-cell>
          <table:table-cell office:value-type="float" office:value="5.000543546">
            <text:p>5.000543546</text:p>
          </table:table-cell>
          <table:table-cell table:number-columns-repeated="4"/>
        </table:table-row>
        <table:table-row table:style-name="ro2">
          <table:table-cell office:value-type="float" office:value="500000">
            <text:p>500000</text:p>
          </table:table-cell>
          <table:table-cell office:value-type="float" office:value="1615">
            <text:p>1615</text:p>
          </table:table-cell>
          <table:table-cell office:value-type="float" office:value="5.70158445">
            <text:p>5.70158445</text:p>
          </table:table-cell>
          <table:table-cell table:number-columns-repeated="4"/>
        </table:table-row>
        <table:table-row table:style-name="ro2">
          <table:table-cell office:value-type="float" office:value="600000">
            <text:p>600000</text:p>
          </table:table-cell>
          <table:table-cell office:value-type="float" office:value="1673">
            <text:p>1673</text:p>
          </table:table-cell>
          <table:table-cell office:value-type="float" office:value="6.990568564">
            <text:p>6.990568564</text:p>
          </table:table-cell>
          <table:table-cell table:number-columns-repeated="4"/>
        </table:table-row>
        <table:table-row table:style-name="ro2">
          <table:table-cell office:value-type="float" office:value="700000">
            <text:p>700000</text:p>
          </table:table-cell>
          <table:table-cell office:value-type="float" office:value="2163">
            <text:p>2163</text:p>
          </table:table-cell>
          <table:table-cell office:value-type="float" office:value="8.083426348">
            <text:p>8.083426348</text:p>
          </table:table-cell>
          <table:table-cell table:number-columns-repeated="4"/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2411">
            <text:p>2411</text:p>
          </table:table-cell>
          <table:table-cell office:value-type="float" office:value="9.14709218">
            <text:p>9.14709218</text:p>
          </table:table-cell>
          <table:table-cell table:number-columns-repeated="4"/>
        </table:table-row>
        <table:table-row table:style-name="ro2">
          <table:table-cell office:value-type="float" office:value="900000">
            <text:p>900000</text:p>
          </table:table-cell>
          <table:table-cell office:value-type="float" office:value="2657">
            <text:p>2657</text:p>
          </table:table-cell>
          <table:table-cell office:value-type="float" office:value="10.377406718">
            <text:p>10.377406718</text:p>
          </table:table-cell>
          <table:table-cell table:number-columns-repeated="4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2900">
            <text:p>2900</text:p>
          </table:table-cell>
          <table:table-cell office:value-type="float" office:value="11.606132957">
            <text:p>11.606132957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>
            <draw:frame table:end-cell-address="06_08_2014.G35" table:end-x="0.2087in" table:end-y="0.0945in" draw:z-index="0" draw:style-name="gr1" draw:text-style-name="P1" svg:width="5.2681in" svg:height="3.535in" svg:x="0.2744in" svg:y="0.1154in">
              <draw:object draw:notify-on-update-of-ranges="06_08_2014.A4:06_08_2014.A13 06_08_2014.B4:06_08_2014.B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>
            <draw:frame table:end-cell-address="06_08_2014.K35" table:end-x="0.5819in" table:end-y="0.1256in" draw:z-index="1" draw:style-name="gr1" draw:text-style-name="P1" svg:width="3.622in" svg:height="3.535in" svg:x="0.5161in" svg:y="0.1465in">
              <draw:object draw:notify-on-update-of-ranges="06_08_2014.A4:06_08_2014.A13 06_08_2014.C4:06_08_2014.C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23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8-06T23:15:50.94</meta:creation-date>
    <meta:generator>OpenOffice/4.0.1$Win32 OpenOffice.org_project/401m5$Build-9714</meta:generator>
    <dc:date>2014-08-06T23:30:04.36</dc:date>
    <dc:creator>Ivan Sidarau</dc:creator>
    <meta:editing-duration>PT14M6S</meta:editing-duration>
    <meta:editing-cycles>13</meta:editing-cycles>
    <meta:document-statistic meta:table-count="1" meta:cell-count="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382cm" svg:height="8.98cm" xlink:href=".." xlink:type="simple" chart:class="chart:line" chart:style-name="ch1">
        <chart:plot-area chart:style-name="ch2" table:cell-range-address="06_08_2014.A4:06_08_2014.B13" chart:data-source-has-labels="column" svg:x="0.714cm" svg:y="0.851cm" svg:width="9.288cm" svg:height="7.53cm">
          <chartooo:coordinate-region svg:x="1.706cm" svg:y="1.063cm" svg:width="7.646cm" svg:height="6.221cm"/>
          <chart:axis chart:dimension="x" chart:name="primary-x" chart:style-name="ch3" chartooo:axis-type="auto">
            <chartooo:date-scale/>
            <chart:categories table:cell-range-address="06_08_2014.A4:06_08_2014.A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06_08_2014.B4:06_08_2014.B13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06_08_2014.A4:06_08_2014.A13</svg:desc>
                </draw:g>
              </table:table-cell>
              <table:table-cell office:value-type="float" office:value="350">
                <text:p>350</text:p>
                <draw:g>
                  <svg:desc>06_08_2014.B4:06_08_2014.B1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900">
                <text:p>2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201cm" svg:height="8.98cm" xlink:href=".." xlink:type="simple" chart:class="chart:line" chart:style-name="ch1">
        <chart:plot-area chart:style-name="ch2" table:cell-range-address="06_08_2014.A4:06_08_2014.A13 06_08_2014.C4:06_08_2014.C13" chart:data-source-has-labels="column" svg:x="0.634cm" svg:y="0.851cm" svg:width="8.199cm" svg:height="7.53cm">
          <chartooo:coordinate-region svg:x="1.255cm" svg:y="1.064cm" svg:width="6.928cm" svg:height="6.22cm"/>
          <chart:axis chart:dimension="x" chart:name="primary-x" chart:style-name="ch3" chartooo:axis-type="auto">
            <chartooo:date-scale/>
            <chart:categories table:cell-range-address="06_08_2014.A4:06_08_2014.A1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06_08_2014.C4:06_08_2014.C13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06_08_2014.A4:06_08_2014.A13</svg:desc>
                </draw:g>
              </table:table-cell>
              <table:table-cell office:value-type="float" office:value="1.570577116">
                <text:p>1.570577116</text:p>
                <draw:g>
                  <svg:desc>06_08_2014.C4:06_08_2014.C1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691232279">
                <text:p>2.69123227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841024226">
                <text:p>3.84102422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.000543546">
                <text:p>5.00054354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.70158445">
                <text:p>5.7015844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.990568564">
                <text:p>6.99056856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8.083426348">
                <text:p>8.08342634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.14709218">
                <text:p>9.14709218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0.377406718">
                <text:p>10.3774067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.606132957">
                <text:p>11.606132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